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762cm" fo:min-width="8.368cm" fo:padding-top="0.142cm" fo:padding-bottom="0.142cm" fo:padding-left="0.267cm" fo:padding-right="0.267cm"/>
    </style:style>
    <style:style style:name="gr2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3.97cm" svg:height="6.35cm" svg:x="3.54cm" svg:y="2.27cm">
            <text:p/>
            <draw:enhanced-geometry svg:viewBox="0 0 21600 21600" draw:glue-points="?f6 10800 10800 21600 ?f5 10800 10800 0" draw:text-areas="?f3 ?f3 ?f4 ?f4" draw:type="trapezoid" draw:modifiers="3903.8007300837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2" draw:layer="layout" svg:width="1.27cm" svg:height="1.27cm" svg:x="4.81cm" svg:y="3.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27cm" svg:height="1.27cm" svg:x="9.89cm" svg:y="3.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27cm" svg:height="1.27cm" svg:x="7.35cm" svg:y="3.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27cm" svg:height="1.27cm" svg:x="12.43cm" svg:y="3.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27cm" svg:height="1.27cm" svg:x="14.97cm" svg:y="3.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27cm" svg:height="1.27cm" svg:x="6.08cm" svg:y="6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27cm" svg:height="1.27cm" svg:x="8.62cm" svg:y="6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27cm" svg:height="1.27cm" svg:x="11.16cm" svg:y="6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27cm" svg:height="1.27cm" svg:x="13.7cm" svg:y="6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1.27cm" svg:height="0.962cm" svg:x="4.81cm" svg:y="2.578cm">
            <draw:text-box>
              <text:p text:style-name="P2">1</text:p>
            </draw:text-box>
          </draw:frame>
          <draw:frame draw:style-name="gr3" draw:text-style-name="P3" draw:layer="layout" svg:width="1.27cm" svg:height="0.962cm" svg:x="7.446cm" svg:y="2.635cm">
            <draw:text-box>
              <text:p text:style-name="P2">2</text:p>
            </draw:text-box>
          </draw:frame>
          <draw:frame draw:style-name="gr3" draw:text-style-name="P3" draw:layer="layout" svg:width="1.27cm" svg:height="0.962cm" svg:x="9.912cm" svg:y="2.635cm">
            <draw:text-box>
              <text:p text:style-name="P2">3</text:p>
            </draw:text-box>
          </draw:frame>
          <draw:frame draw:style-name="gr3" draw:text-style-name="P3" draw:layer="layout" svg:width="1.27cm" svg:height="0.962cm" svg:x="12.43cm" svg:y="2.578cm">
            <draw:text-box>
              <text:p text:style-name="P2">4</text:p>
            </draw:text-box>
          </draw:frame>
          <draw:frame draw:style-name="gr3" draw:text-style-name="P3" draw:layer="layout" svg:width="1.27cm" svg:height="0.962cm" svg:x="14.97cm" svg:y="2.578cm">
            <draw:text-box>
              <text:p text:style-name="P2">5</text:p>
            </draw:text-box>
          </draw:frame>
          <draw:frame draw:style-name="gr3" draw:text-style-name="P3" draw:layer="layout" svg:width="1.27cm" svg:height="0.962cm" svg:x="6.08cm" svg:y="7.35cm">
            <draw:text-box>
              <text:p text:style-name="P2">6</text:p>
            </draw:text-box>
          </draw:frame>
          <draw:frame draw:style-name="gr3" draw:text-style-name="P3" draw:layer="layout" svg:width="1.27cm" svg:height="0.962cm" svg:x="8.62cm" svg:y="7.35cm">
            <draw:text-box>
              <text:p text:style-name="P2">7</text:p>
            </draw:text-box>
          </draw:frame>
          <draw:frame draw:style-name="gr3" draw:text-style-name="P3" draw:layer="layout" svg:width="1.27cm" svg:height="0.962cm" svg:x="11.16cm" svg:y="7.35cm">
            <draw:text-box>
              <text:p text:style-name="P2">8</text:p>
            </draw:text-box>
          </draw:frame>
          <draw:frame draw:style-name="gr3" draw:text-style-name="P3" draw:layer="layout" svg:width="1.27cm" svg:height="0.962cm" svg:x="13.7cm" svg:y="7.35cm">
            <draw:text-box>
              <text:p text:style-name="P2">9</text:p>
            </draw:text-box>
          </draw:frame>
        </draw:g>
        <draw:frame draw:style-name="gr4" draw:text-style-name="P4" draw:layer="layout" svg:width="4.972cm" svg:height="7.361cm" svg:x="2.27cm" svg:y="9.89cm">
          <draw:text-box>
            <text:p>Main Connector</text:p>
            <text:p>1 – 3.3V</text:p>
            <text:p><text:span text:style-name="T1">2 </text:span>– SCL</text:p>
            <text:p>3 – N.C.</text:p>
            <text:p><text:span text:style-name="T1">4 </text:span>– SDA</text:p>
            <text:p><text:span text:style-name="T1">5 </text:span>– 5V</text:p>
            <text:p>6 – GND</text:p>
            <text:p>7 – SDA</text:p>
            <text:p>8 – SCL</text:p>
            <text:p>9 – GN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Brent Seidel</meta:initial-creator>
    <meta:creation-date>2021-03-10T09:33:07.885389814</meta:creation-date>
    <dc:date>2021-08-23T15:12:42.016519864</dc:date>
    <dc:creator>Brent Seidel</dc:creator>
    <meta:editing-duration>PT2H29M49S</meta:editing-duration>
    <meta:editing-cycles>3</meta:editing-cycles>
    <meta:generator>LibreOffice/6.4.6.2$MacOSX_X86_64 LibreOffice_project/0ce51a4fd21bff07a5c061082cc82c5ed232f115</meta:generator>
    <meta:document-statistic meta:object-count="21"/>
  </office:meta>
</office:document-meta>
</file>